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1" draw:layer="layout" svg:width="7.5cm" svg:height="2.5cm" svg:x="6.5cm" svg:y="1.5cm">
          <text:p text:style-name="P1">Determine Initiative</text:p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7.5cm" svg:height="3cm" svg:x="1.5cm" svg:y="6cm">
          <text:p text:style-name="P1">PC attacks mob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5.5cm" svg:height="3cm" svg:x="8cm" svg:y="25cm">
          <text:p text:style-name="P1">Next round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5cm" svg:height="3cm" svg:x="14cm" svg:y="25cm">
          <text:p text:style-name="P1">Defeat</text:p>
          <draw:enhanced-geometry svg:viewBox="0 0 21600 21600" draw:type="rectangle" draw:enhanced-path="M 0 0 L 21600 0 21600 21600 0 21600 0 0 Z N"/>
        </draw:custom-shape>
        <draw:custom-shape draw:style-name="gr3" draw:text-style-name="P1" draw:id="id4" draw:layer="layout" svg:width="8.5cm" svg:height="3cm" svg:x="6cm" svg:y="10.5cm">
          <text:p text:style-name="P1">Check for death</text:p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7.5cm" svg:height="3cm" svg:x="12cm" svg:y="6cm">
          <text:p text:style-name="P1">Mob attacks PC</text:p>
          <draw:enhanced-geometry svg:viewBox="0 0 21600 21600" draw:type="rectangle" draw:enhanced-path="M 0 0 L 21600 0 21600 21600 0 21600 0 0 Z N"/>
        </draw:custom-shape>
        <draw:custom-shape draw:style-name="gr2" draw:text-style-name="P1" draw:id="id5" draw:layer="layout" svg:width="7.5cm" svg:height="3cm" svg:x="1.5cm" svg:y="15cm">
          <text:p text:style-name="P1">Mob attacks PC</text:p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7.5cm" svg:height="3cm" svg:x="11.5cm" svg:y="15cm">
          <text:p text:style-name="P1">PC attacks mob</text:p>
          <draw:enhanced-geometry svg:viewBox="0 0 21600 21600" draw:type="rectangle" draw:enhanced-path="M 0 0 L 21600 0 21600 21600 0 21600 0 0 Z N"/>
        </draw:custom-shape>
        <draw:custom-shape draw:style-name="gr3" draw:text-style-name="P1" draw:id="id7" draw:layer="layout" svg:width="8cm" svg:height="3cm" svg:x="6.5cm" svg:y="19.5cm">
          <text:p text:style-name="P1">Check for death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5.5cm" svg:height="3cm" svg:x="2cm" svg:y="25cm">
          <text:p text:style-name="P1">Victory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0.25cm" svg:y1="4cm" svg:x2="5.25cm" svg:y2="6cm" draw:start-shape="id1" draw:end-shape="id2" svg:d="m10250 4000c0 1500-5000 500-5000 2000">
          <text:p/>
        </draw:connector>
        <draw:connector draw:style-name="gr4" draw:text-style-name="P1" draw:layer="layout" draw:type="curve" svg:x1="10.25cm" svg:y1="4cm" svg:x2="15.75cm" svg:y2="6cm" draw:start-shape="id1" draw:end-shape="id3" svg:d="m10250 4000c0 1500 5500 500 5500 2000">
          <text:p/>
        </draw:connector>
        <draw:connector draw:style-name="gr4" draw:text-style-name="P1" draw:layer="layout" draw:type="line" svg:x1="5.25cm" svg:y1="9cm" svg:x2="6cm" svg:y2="12cm" draw:start-shape="id2" draw:end-shape="id4" svg:d="m5250 9000 750 3000">
          <text:p/>
        </draw:connector>
        <draw:connector draw:style-name="gr4" draw:text-style-name="P1" draw:layer="layout" draw:type="line" svg:x1="15.75cm" svg:y1="9cm" svg:x2="14.5cm" svg:y2="12cm" draw:start-shape="id3" draw:end-shape="id4" svg:d="m15750 9000-1250 3000">
          <text:p/>
        </draw:connector>
        <draw:connector draw:style-name="gr4" draw:text-style-name="P1" draw:layer="layout" draw:type="curve" svg:x1="10.25cm" svg:y1="13.5cm" svg:x2="5.25cm" svg:y2="15cm" draw:start-shape="id4" draw:end-shape="id5" svg:d="m10250 13500c0 1125-5000 375-5000 1500">
          <text:p/>
        </draw:connector>
        <draw:connector draw:style-name="gr4" draw:text-style-name="P1" draw:layer="layout" draw:type="curve" svg:x1="10.25cm" svg:y1="13.5cm" svg:x2="15.25cm" svg:y2="15cm" draw:start-shape="id4" draw:end-shape="id6" svg:d="m10250 13500c0 1125 5000 375 5000 1500">
          <text:p/>
        </draw:connector>
        <draw:connector draw:style-name="gr4" draw:text-style-name="P1" draw:layer="layout" draw:type="line" svg:x1="5.25cm" svg:y1="18cm" svg:x2="6.5cm" svg:y2="21cm" draw:start-shape="id5" draw:end-shape="id7" svg:d="m5250 18000 1250 3000">
          <text:p/>
        </draw:connector>
        <draw:connector draw:style-name="gr4" draw:text-style-name="P1" draw:layer="layout" draw:type="line" svg:x1="15.25cm" svg:y1="18cm" svg:x2="14.5cm" svg:y2="21cm" draw:start-shape="id6" draw:end-shape="id7" svg:d="m15250 18000-750 3000">
          <text:p/>
        </draw:connector>
        <draw:connector draw:style-name="gr4" draw:text-style-name="P1" draw:layer="layout" draw:type="curve" svg:x1="10.5cm" svg:y1="22.5cm" svg:x2="10.75cm" svg:y2="25cm" draw:start-shape="id7" draw:end-shape="id8" svg:d="m10500 22500c0 1875 250 625 250 2500">
          <text:p/>
        </draw:connector>
        <draw:connector draw:style-name="gr4" draw:text-style-name="P1" draw:layer="layout" draw:type="curve" svg:x1="10.5cm" svg:y1="22.5cm" svg:x2="16.5cm" svg:y2="25cm" draw:start-shape="id7" draw:end-shape="id9" svg:d="m10500 22500c0 1875 6000 625 6000 2500">
          <text:p/>
        </draw:connector>
        <draw:connector draw:style-name="gr4" draw:text-style-name="P1" draw:layer="layout" draw:type="curve" svg:x1="10.5cm" svg:y1="22.5cm" svg:x2="4.75cm" svg:y2="25cm" draw:start-shape="id7" draw:end-shape="id10" draw:end-glue-point="0" svg:d="m10500 22500c0 1875-5750 625-5750 2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ngo </meta:initial-creator>
    <meta:creation-date>2010-07-10T15:58:51</meta:creation-date>
    <dc:date>2010-07-10T16:37:40</dc:date>
    <dc:creator>Ingo </dc:creator>
    <meta:editing-duration>PT00H08M29S</meta:editing-duration>
    <meta:editing-cycles>1</meta:editing-cycles>
    <meta:document-statistic meta:object-count="21"/>
    <meta:generator>OpenOffice.org/3.2$Unix OpenOffice.org_project/320m12$Build-9483</meta:generator>
  </office:meta>
</office:document-meta>
</file>